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2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5.0896in" table:align="left"/>
    </style:style>
    <style:style style:name="Table1.A" style:family="table-column">
      <style:table-column-properties style:column-width="2.3972in"/>
    </style:style>
    <style:style style:name="Table1.B" style:family="table-column">
      <style:table-column-properties style:column-width="1.3056in"/>
    </style:style>
    <style:style style:name="Table1.C" style:family="table-column">
      <style:table-column-properties style:column-width="1.386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orphans="1" fo:text-indent="0in" style:auto-text-indent="false"/>
    </style:style>
    <style:style style:name="P3" style:family="paragraph" style:parent-style-name="Text_20_body">
      <style:paragraph-properties fo:orphans="1"/>
    </style:style>
    <style:style style:name="P4" style:family="paragraph" style:parent-style-name="Text_20_body" style:list-style-name="L1">
      <style:paragraph-properties fo:orphans="1"/>
    </style:style>
    <style:style style:name="P5" style:family="paragraph" style:parent-style-name="Text_20_body" style:list-style-name="L2">
      <style:paragraph-properties fo:margin-top="0in" fo:margin-bottom="0in" style:contextual-spacing="false" fo:orphans="1"/>
    </style:style>
    <style:style style:name="P6" style:family="paragraph" style:parent-style-name="Text_20_body" style:list-style-name="L2">
      <style:paragraph-properties fo:orphans="1"/>
    </style:style>
    <style:style style:name="P7" style:family="paragraph" style:parent-style-name="Text_20_body" style:list-style-name="L3">
      <style:paragraph-properties fo:margin-top="0in" fo:margin-bottom="0in" style:contextual-spacing="false" fo:orphans="1"/>
    </style:style>
    <style:style style:name="P8" style:family="paragraph" style:parent-style-name="Text_20_body" style:list-style-name="L3">
      <style:paragraph-properties fo:orphans="1"/>
    </style:style>
    <style:style style:name="P9" style:family="paragraph" style:parent-style-name="Heading_20_2">
      <style:paragraph-properties fo:orphans="1"/>
    </style:style>
    <style:style style:name="P10" style:family="paragraph" style:parent-style-name="Heading_20_3">
      <style:paragraph-properties fo:orphans="1"/>
    </style:style>
    <style:style style:name="P11" style:family="paragraph" style:parent-style-name="Text_20_body" style:list-style-name="L4">
      <style:paragraph-properties fo:margin-top="0in" fo:margin-bottom="0in" style:contextual-spacing="false" fo:orphans="1"/>
    </style:style>
    <style:style style:name="P12" style:family="paragraph" style:parent-style-name="Text_20_body" style:list-style-name="L4">
      <style:paragraph-properties fo:orphans="1"/>
    </style:style>
    <style:style style:name="P13" style:family="paragraph" style:parent-style-name="Text_20_body" style:list-style-name="L5">
      <style:paragraph-properties fo:margin-top="0in" fo:margin-bottom="0in" style:contextual-spacing="false" fo:orphans="1"/>
    </style:style>
    <style:style style:name="P14" style:family="paragraph" style:parent-style-name="Text_20_body" style:list-style-name="L5">
      <style:paragraph-properties fo:orphans="1"/>
    </style:style>
    <style:style style:name="P15" style:family="paragraph" style:parent-style-name="Text_20_body" style:list-style-name="L6">
      <style:paragraph-properties fo:margin-top="0in" fo:margin-bottom="0in" style:contextual-spacing="false" fo:orphans="1"/>
    </style:style>
    <style:style style:name="P16" style:family="paragraph" style:parent-style-name="Text_20_body" style:list-style-name="L6">
      <style:paragraph-properties fo:orphans="1"/>
    </style:style>
    <style:style style:name="P17" style:family="paragraph" style:parent-style-name="Text_20_body" style:list-style-name="L7">
      <style:paragraph-properties fo:margin-top="0in" fo:margin-bottom="0in" style:contextual-spacing="false" fo:orphans="1"/>
    </style:style>
    <style:style style:name="P18" style:family="paragraph" style:parent-style-name="Text_20_body" style:list-style-name="L7">
      <style:paragraph-properties fo:orphans="1"/>
    </style:style>
    <style:style style:name="P19" style:family="paragraph" style:parent-style-name="Text_20_body" style:list-style-name="L8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9">
      <style:paragraph-properties fo:margin-top="0in" fo:margin-bottom="0in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10">
      <style:paragraph-properties fo:margin-top="0in" fo:margin-bottom="0in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1">
      <style:paragraph-properties fo:margin-top="0in" fo:margin-bottom="0in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2">
      <style:paragraph-properties fo:margin-top="0in" fo:margin-bottom="0in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3">
      <style:paragraph-properties fo:margin-top="0in" fo:margin-bottom="0in" style:contextual-spacing="false"/>
    </style:style>
    <style:style style:name="P30" style:family="paragraph" style:parent-style-name="Text_20_body" style:list-style-name="L13"/>
    <style:style style:name="P31" style:family="paragraph" style:parent-style-name="Text_20_body" style:list-style-name="L14">
      <style:paragraph-properties fo:margin-top="0in" fo:margin-bottom="0in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5">
      <style:paragraph-properties fo:margin-top="0in" fo:margin-bottom="0in" style:contextual-spacing="false"/>
    </style:style>
    <style:style style:name="P34" style:family="paragraph" style:parent-style-name="Text_20_body" style:list-style-name="L15"/>
    <style:style style:name="P35" style:family="paragraph" style:parent-style-name="Text_20_body" style:list-style-name="L16">
      <style:paragraph-properties fo:margin-top="0in" fo:margin-bottom="0in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7">
      <style:paragraph-properties fo:margin-top="0in" fo:margin-bottom="0in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8">
      <style:paragraph-properties fo:margin-top="0in" fo:margin-bottom="0in" style:contextual-spacing="false"/>
    </style:style>
    <style:style style:name="P40" style:family="paragraph" style:parent-style-name="Text_20_body" style:list-style-name="L18"/>
    <style:style style:name="P41" style:family="paragraph" style:parent-style-name="Text_20_body" style:list-style-name="L19">
      <style:paragraph-properties fo:margin-top="0in" fo:margin-bottom="0in" style:contextual-spacing="false"/>
    </style:style>
    <style:style style:name="P42" style:family="paragraph" style:parent-style-name="Text_20_body" style:list-style-name="L19"/>
    <style:style style:name="P43" style:family="paragraph" style:parent-style-name="Text_20_body" style:list-style-name="L20">
      <style:paragraph-properties fo:margin-top="0in" fo:margin-bottom="0in" style:contextual-spacing="false"/>
    </style:style>
    <style:style style:name="P44" style:family="paragraph" style:parent-style-name="Text_20_body" style:list-style-name="L20"/>
    <style:style style:name="P45" style:family="paragraph" style:parent-style-name="Text_20_body" style:list-style-name="L21">
      <style:paragraph-properties fo:margin-top="0in" fo:margin-bottom="0in" style:contextual-spacing="false"/>
    </style:style>
    <style:style style:name="P46" style:family="paragraph" style:parent-style-name="Text_20_body" style:list-style-name="L21"/>
    <style:style style:name="P47" style:family="paragraph" style:parent-style-name="Text_20_body" style:list-style-name="L22">
      <style:paragraph-properties fo:margin-top="0in" fo:margin-bottom="0in" style:contextual-spacing="false"/>
    </style:style>
    <style:style style:name="P48" style:family="paragraph" style:parent-style-name="Text_20_body" style:list-style-name="L22"/>
    <style:style style:name="P49" style:family="paragraph" style:parent-style-name="Heading_20_3">
      <style:paragraph-properties fo:margin-left="0in" fo:margin-right="0in" fo:text-indent="0in" style:auto-text-indent="false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frame-display-border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2" text:anchor-type="page" text:anchor-page-number="1" svg:x="0in" svg:y="0in" svg:width="0.0161in" svg:height="0.0161in" draw:z-index="0">
        <draw:floating-frame/>
      </draw:frame>
      <text:p text:style-name="Text_20_body"/>
      <text:p text:style-name="P1"><text:span text:style-name="Strong_20_Emphasis">Extract and formalize the complete mathematical model underlying these CSTP-Transition State Model documents, including:</text:span> * <text:span text:style-name="Strong_20_Emphasis">Formal definitions of all objects (graphs, policies, closures)</text:span> * <text:span text:style-name="Strong_20_Emphasis">Mathematical notation for all operations</text:span> * <text:span text:style-name="Strong_20_Emphasis">Proof strategies and their complexity bounds</text:span> * <text:span text:style-name="Strong_20_Emphasis">If the documents only describe things informally, derive the likely formal model</text:span> * <text:span text:style-name="Strong_20_Emphasis">Flag any gaps where mathematical details seem missing</text:span></text:p>
      <text:p text:style-name="P2">Let me carefully extract and formalize the mathematical model from these CSTP-Transition State Model documents. I'll need to identify all the mathematical concepts, operations, and proof strategies that are either explicitly stated or implied by the system description.</text:p>
      <text:p text:style-name="P3">Let me go through the documents systematically:</text:p>
      <text:list text:style-name="L1">
        <text:list-item>
          <text:p text:style-name="P4">The main specification document provides the core concepts: </text:p>
        </text:list-item>
      </text:list>
      <text:list text:style-name="L2">
        <text:list-item>
          <text:p text:style-name="P5">Transition states as first-class cryptographic objects </text:p>
        </text:list-item>
        <text:list-item>
          <text:p text:style-name="P5">Cryptographic commitments binding asset identifiers, epochs, and transition types </text:p>
        </text:list-item>
        <text:list-item>
          <text:p text:style-name="P5">Merkle proofs and accumulators </text:p>
        </text:list-item>
        <text:list-item>
          <text:p text:style-name="P5">Cumulative root chains </text:p>
        </text:list-item>
        <text:list-item>
          <text:p text:style-name="P6">Null digests for destruction proofs </text:p>
        </text:list-item>
      </text:list>
      <text:list text:style-name="L3">
        <text:list-item>
          <text:p text:style-name="P7">The figures show the system architecture and data flow </text:p>
        </text:list-item>
        <text:list-item>
          <text:p text:style-name="P8">The claims formalize the legal/patent aspects </text:p>
        </text:list-item>
      </text:list>
      <text:p text:style-name="P3">Let me extract and formalize the mathematical model:</text:p>
      <text:h text:style-name="P9" text:outline-level="2">Core Objects</text:h>
      <text:h text:style-name="P10" text:outline-level="3">1. Digital Assets</text:h>
      <text:list text:style-name="L4">
        <text:list-item>
          <text:p text:style-name="P11">Asset identifiers </text:p>
        </text:list-item>
        <text:list-item>
          <text:p text:style-name="P11">Asset states (preceding, succeeding) </text:p>
        </text:list-item>
        <text:list-item>
          <text:p text:style-name="P12">Asset digests </text:p>
        </text:list-item>
      </text:list>
      <text:h text:style-name="P10" text:outline-level="3">2. Transition States</text:h>
      <text:list text:style-name="L5">
        <text:list-item>
          <text:p text:style-name="P13">Cryptographic commitments </text:p>
        </text:list-item>
        <text:list-item>
          <text:p text:style-name="P13">Merkle proofs </text:p>
        </text:list-item>
        <text:list-item>
          <text:p text:style-name="P13">Cumulative root chains </text:p>
        </text:list-item>
        <text:list-item>
          <text:p text:style-name="P14">State-before and state-after digests </text:p>
        </text:list-item>
      </text:list>
      <text:h text:style-name="P10" text:outline-level="3">3. Cryptographic Primitives</text:h>
      <text:list text:style-name="L6">
        <text:list-item>
          <text:p text:style-name="P15">Hash functions (collision-resistant) </text:p>
        </text:list-item>
        <text:list-item>
          <text:p text:style-name="P15">Merkle trees/accumulators </text:p>
        </text:list-item>
        <text:list-item>
          <text:p text:style-name="P15">Digital signatures </text:p>
        </text:list-item>
        <text:list-item>
          <text:p text:style-name="P16">Threshold signatures </text:p>
        </text:list-item>
      </text:list>
      <text:h text:style-name="P10" text:outline-level="3"><text:soft-page-break/>4. Time/Epoch Model</text:h>
      <text:list text:style-name="L7">
        <text:list-item>
          <text:p text:style-name="P17">Epochs as discrete time units </text:p>
        </text:list-item>
        <text:list-item>
          <text:p text:style-name="P17">Epoch roots </text:p>
        </text:list-item>
        <text:list-item>
          <text:p text:style-name="P18">Cumulative chains across epochs </text:p>
        </text:list-item>
      </text:list>
      <text:p text:style-name="P3">Let me formalize this mathematically...</text:p>
      <text:p text:style-name="Text_20_body">Looking at these CSTP-Transition State Model documents, I can extract and formalize the underlying mathematical model. The documents describe a system that elevates lifecycle transitions to first-class cryptographic states, but much of the formal mathematics is implied rather than explicitly stated. Let me derive the complete formal model:</text:p>
      <text:h text:style-name="Heading_20_2" text:outline-level="2"><text:span text:style-name="Strong_20_Emphasis">1. Core Mathematical Objects</text:span></text:h>
      <text:h text:style-name="Heading_20_3" text:outline-level="3"><text:span text:style-name="Strong_20_Emphasis">1.1 Basic Definitions</text:span></text:h>
      <text:p text:style-name="Text_20_body"><text:span text:style-name="Strong_20_Emphasis">Digital Asset Space:</text:span></text:p>
      <text:list text:style-name="L8">
        <text:list-item>
          <text:p text:style-name="P19"><text:span text:style-name="Strong_20_Emphasis">𝒜</text:span> = set of all digital assets </text:p>
        </text:list-item>
        <text:list-item>
          <text:p text:style-name="P19"><text:span text:style-name="Strong_20_Emphasis">𝒜ᵢ</text:span> ∈ 𝒜 with unique identifier <text:span text:style-name="Strong_20_Emphasis">idᵢ</text:span> ∈ {0,1}* </text:p>
        </text:list-item>
        <text:list-item>
          <text:p text:style-name="P20"><text:span text:style-name="Strong_20_Emphasis">H(𝒜ᵢ)</text:span> = cryptographic digest of asset 𝒜ᵢ </text:p>
        </text:list-item>
      </text:list>
      <text:p text:style-name="Text_20_body"><text:span text:style-name="Strong_20_Emphasis">State Space:</text:span></text:p>
      <text:list text:style-name="L9">
        <text:list-item>
          <text:p text:style-name="P21"><text:span text:style-name="Strong_20_Emphasis">𝒮</text:span> = {valid, destroyed, migrated, retained} </text:p>
        </text:list-item>
        <text:list-item>
          <text:p text:style-name="P22"><text:span text:style-name="Strong_20_Emphasis">σ: 𝒜 × 𝕋 → 𝒮</text:span> (state function mapping assets to states at time t) </text:p>
        </text:list-item>
      </text:list>
      <text:p text:style-name="Text_20_body"><text:span text:style-name="Strong_20_Emphasis">Transition Type Space:</text:span></text:p>
      <text:list text:style-name="L10">
        <text:list-item>
          <text:p text:style-name="P23"><text:span text:style-name="Strong_20_Emphasis">𝒯</text:span> = {creation, destruction, migration, retention} </text:p>
        </text:list-item>
        <text:list-item>
          <text:p text:style-name="P24">Transition function <text:span text:style-name="Strong_20_Emphasis">τ: 𝒮 × 𝒯 → 𝒮</text:span> (must be unidirectional) </text:p>
        </text:list-item>
      </text:list>
      <text:h text:style-name="Heading_20_3" text:outline-level="3"><text:span text:style-name="Strong_20_Emphasis">1.2 Transition-State Object</text:span></text:h>
      <text:p text:style-name="Text_20_body">A transition-state <text:span text:style-name="Strong_20_Emphasis">TSᵢ</text:span> is formally defined as a tuple:</text:p>
      <text:p text:style-name="Text_20_body"><text:span text:style-name="Strong_20_Emphasis">TSᵢ = ⟨Cᵢ, Πᵢ, Rᵢ, Dᵦ, Dₐ, Σᵢ⟩</text:span></text:p>
      <text:p text:style-name="Text_20_body">Where:</text:p>
      <text:list text:style-name="L11">
        <text:list-item>
          <text:p text:style-name="P25"><text:span text:style-name="Strong_20_Emphasis">Cᵢ</text:span> = commitment </text:p>
        </text:list-item>
        <text:list-item>
          <text:p text:style-name="P25"><text:span text:style-name="Strong_20_Emphasis">Πᵢ</text:span> = Merkle proof </text:p>
        </text:list-item>
        <text:list-item>
          <text:p text:style-name="P25"><text:span text:style-name="Strong_20_Emphasis">Rᵢ</text:span> = cumulative root chain value </text:p>
        </text:list-item>
        <text:list-item>
          <text:p text:style-name="P25"><text:span text:style-name="Strong_20_Emphasis">Dᵦ</text:span> = state-before digest </text:p>
        </text:list-item>
        <text:list-item>
          <text:p text:style-name="P25"><text:span text:style-name="Strong_20_Emphasis">Dₐ</text:span> = state-after digest </text:p>
        </text:list-item>
        <text:list-item>
          <text:p text:style-name="P26"><text:span text:style-name="Strong_20_Emphasis">Σᵢ</text:span> = optional co-signatures (for threshold authorization) </text:p>
        </text:list-item>
      </text:list>
      <text:h text:style-name="Heading_20_2" text:outline-level="2"><text:soft-page-break/><text:span text:style-name="Strong_20_Emphasis">2. Cryptographic Commitment Construction</text:span></text:h>
      <text:h text:style-name="Heading_20_3" text:outline-level="3"><text:span text:style-name="Strong_20_Emphasis">2.1 Commitment Definition</text:span></text:h>
      <text:p text:style-name="Text_20_body"><text:span text:style-name="Strong_20_Emphasis">Cᵢ = H(idᵢ ∥ epochᵢ ∥ typeᵢ ∥ saltᵢ ∥ policyᵢ)</text:span></text:p>
      <text:p text:style-name="Text_20_body">Where:</text:p>
      <text:list text:style-name="L12">
        <text:list-item>
          <text:p text:style-name="P27"><text:span text:style-name="Strong_20_Emphasis">H</text:span>: {0,1}* → {0,1}λ (collision-resistant hash function) </text:p>
        </text:list-item>
        <text:list-item>
          <text:p text:style-name="P27"><text:span text:style-name="Strong_20_Emphasis">∥</text:span> denotes concatenation </text:p>
        </text:list-item>
        <text:list-item>
          <text:p text:style-name="P27"><text:span text:style-name="Strong_20_Emphasis">saltᵢ</text:span> ∈ᴿ {0,1}λ (random salt) </text:p>
        </text:list-item>
        <text:list-item>
          <text:p text:style-name="P28"><text:span text:style-name="Strong_20_Emphasis">policyᵢ</text:span> = H(regulatory_basis) (optional) </text:p>
        </text:list-item>
      </text:list>
      <text:h text:style-name="Heading_20_3" text:outline-level="3"><text:span text:style-name="Strong_20_Emphasis">2.2 Security Parameter</text:span></text:h>
      <text:p text:style-name="Text_20_body"><text:span text:style-name="Strong_20_Emphasis">λ</text:span> = security parameter determining:</text:p>
      <text:list text:style-name="L13">
        <text:list-item>
          <text:p text:style-name="P29">Hash output length </text:p>
        </text:list-item>
        <text:list-item>
          <text:p text:style-name="P30">Collision resistance bound: <text:span text:style-name="Strong_20_Emphasis">Pr[collision] ≤ 2⁻λ/²</text:span> </text:p>
        </text:list-item>
      </text:list>
      <text:h text:style-name="Heading_20_2" text:outline-level="2"><text:span text:style-name="Strong_20_Emphasis">3. Merkle Accumulator Model</text:span></text:h>
      <text:h text:style-name="Heading_20_3" text:outline-level="3"><text:span text:style-name="Strong_20_Emphasis">3.1 Tree Structure</text:span></text:h>
      <text:p text:style-name="Text_20_body">For epoch <text:span text:style-name="Strong_20_Emphasis">e</text:span>, construct Merkle tree <text:span text:style-name="Strong_20_Emphasis">Mₑ</text:span>:</text:p>
      <text:p text:style-name="Text_20_body"><text:span text:style-name="Strong_20_Emphasis">Mₑ = MerkleTree({C₁, C₂, ..., Cₙ})</text:span></text:p>
      <text:p text:style-name="Text_20_body">Where:</text:p>
      <text:list text:style-name="L14">
        <text:list-item>
          <text:p text:style-name="P31">Tree depth <text:span text:style-name="Strong_20_Emphasis">d = ⌈log₂(n)⌉</text:span> </text:p>
        </text:list-item>
        <text:list-item>
          <text:p text:style-name="P31">Maximum capacity = <text:span text:style-name="Strong_20_Emphasis">2ᵈ</text:span> commitments </text:p>
        </text:list-item>
        <text:list-item>
          <text:p text:style-name="P32">Internal nodes: <text:span text:style-name="Strong_20_Emphasis">vᵢ,ⱼ = H(vᵢ₊₁,₂ⱼ ∥ vᵢ₊₁,₂ⱼ₊₁)</text:span> </text:p>
        </text:list-item>
      </text:list>
      <text:h text:style-name="Heading_20_3" text:outline-level="3"><text:span text:style-name="Strong_20_Emphasis">3.2 Merkle Proof</text:span></text:h>
      <text:p text:style-name="Text_20_body"><text:span text:style-name="Strong_20_Emphasis">Πᵢ = [h₀, h₁, ..., hᵈ₋₁]</text:span></text:p>
      <text:p text:style-name="Text_20_body">Verification: <text:span text:style-name="Strong_20_Emphasis">Verify(Cᵢ, Πᵢ, rootₑ) = true ⟺ RecomputeRoot(Cᵢ, Πᵢ) = rootₑ</text:span></text:p>
      <text:p text:style-name="Text_20_body"><text:span text:style-name="Strong_20_Emphasis">Proof complexity: O(log n)</text:span> hash operations</text:p>
      <text:h text:style-name="Heading_20_2" text:outline-level="2"><text:span text:style-name="Strong_20_Emphasis">4. Cumulative Root Chain</text:span></text:h>
      <text:h text:style-name="Heading_20_3" text:outline-level="3"><text:span text:style-name="Strong_20_Emphasis">4.1 Chain Construction</text:span></text:h>
      <text:p text:style-name="Text_20_body">For epoch sequence <text:span text:style-name="Strong_20_Emphasis">e₁, e₂, ..., eₖ</text:span>:</text:p>
      <text:p text:style-name="Text_20_body"><text:span text:style-name="Strong_20_Emphasis">Rₑᵢ = H(Rₑᵢ₋₁ ∥ rootₑᵢ)</text:span> where <text:span text:style-name="Strong_20_Emphasis">R₀ = 0λ</text:span></text:p>
      <text:p text:style-name="Text_20_body">This creates an append-only chain with properties:</text:p>
      <text:list text:style-name="L15">
        <text:list-item>
          <text:p text:style-name="P33"><text:soft-page-break/><text:span text:style-name="Strong_20_Emphasis">Forward integrity</text:span>: Cannot modify past without breaking chain </text:p>
        </text:list-item>
        <text:list-item>
          <text:p text:style-name="P34"><text:span text:style-name="Strong_20_Emphasis">Replay resistance</text:span>: Old receipts invalid without chain extension </text:p>
        </text:list-item>
      </text:list>
      <text:h text:style-name="Heading_20_3" text:outline-level="3"><text:span text:style-name="Strong_20_Emphasis">4.2 Chain Verification</text:span></text:h>
      <text:p text:style-name="Text_20_body"><text:span text:style-name="Strong_20_Emphasis">VerifyChain(e₁...eₖ) = ∧ᵢ₌₁ᵏ (Rₑᵢ = H(Rₑᵢ₋₁ ∥ rootₑᵢ))</text:span></text:p>
      <text:h text:style-name="Heading_20_2" text:outline-level="2"><text:span text:style-name="Strong_20_Emphasis">5. Destruction Model (Null Digest)</text:span></text:h>
      <text:h text:style-name="Heading_20_3" text:outline-level="3"><text:span text:style-name="Strong_20_Emphasis">5.1 Destruction Transition-State</text:span></text:h>
      <text:p text:style-name="Text_20_body">For destruction transition <text:span text:style-name="Strong_20_Emphasis">TSdestroy</text:span>:</text:p>
      <text:p text:style-name="Text_20_body"><text:span text:style-name="Strong_20_Emphasis">TSdestroy = ⟨C, Π, R, H(𝒜ᵢ), NULL_DIGEST, Σ⟩</text:span></text:p>
      <text:p text:style-name="Text_20_body">Where:</text:p>
      <text:list text:style-name="L16">
        <text:list-item>
          <text:p text:style-name="P35"><text:span text:style-name="Strong_20_Emphasis">NULL_DIGEST = H(0x00)</text:span> (canonical null value) </text:p>
        </text:list-item>
        <text:list-item>
          <text:p text:style-name="P35"><text:span text:style-name="Strong_20_Emphasis">H(𝒜ᵢ)</text:span> = digest of valid asset before destruction </text:p>
        </text:list-item>
        <text:list-item>
          <text:p text:style-name="P36">Ensures <text:span text:style-name="Strong_20_Emphasis">NULL_DIGEST ∉ {H(x) : x ∈ 𝒜}</text:span> </text:p>
        </text:list-item>
      </text:list>
      <text:h text:style-name="Heading_20_3" text:outline-level="3"><text:span text:style-name="Strong_20_Emphasis">5.2 Non-Existence Proof</text:span></text:h>
      <text:p text:style-name="Text_20_body"><text:span text:style-name="Strong_20_Emphasis">ProofOfNonExistence(idᵢ, e) = ∃TSdestroy : Verify(TSdestroy) ∧ (TSdestroy.Dₐ = NULL_DIGEST)</text:span></text:p>
      <text:h text:style-name="Heading_20_2" text:outline-level="2"><text:span text:style-name="Strong_20_Emphasis">6. Threshold Authorization Model</text:span></text:h>
      <text:h text:style-name="Heading_20_3" text:outline-level="3"><text:span text:style-name="Strong_20_Emphasis">6.1 M-of-N Signatures</text:span></text:h>
      <text:p text:style-name="Text_20_body">For safety-critical transitions, require threshold authorization:</text:p>
      <text:p text:style-name="Text_20_body"><text:span text:style-name="Strong_20_Emphasis">Σᵢ = ThresholdSign(M, N, {sk₁, ..., skₙ}, TSᵢ)</text:span></text:p>
      <text:p text:style-name="Text_20_body">Where:</text:p>
      <text:list text:style-name="L17">
        <text:list-item>
          <text:p text:style-name="P37"><text:span text:style-name="Strong_20_Emphasis">M</text:span> ≤ <text:span text:style-name="Strong_20_Emphasis">N</text:span> (threshold parameters) </text:p>
        </text:list-item>
        <text:list-item>
          <text:p text:style-name="P38">Verification: <text:span text:style-name="Strong_20_Emphasis">|{j : Verifyⱼ(σⱼ, TSᵢ) = true}| ≥ M</text:span> </text:p>
        </text:list-item>
      </text:list>
      <text:h text:style-name="Heading_20_3" text:outline-level="3"><text:span text:style-name="Strong_20_Emphasis">6.2 Aggregated Commitment</text:span></text:h>
      <text:p text:style-name="Text_20_body"><text:span text:style-name="Strong_20_Emphasis">C'ᵢ = H(Cᵢ ∥ Σᵢ)</text:span> (commitment includes co-signatures)</text:p>
      <text:h text:style-name="Heading_20_2" text:outline-level="2"><text:span text:style-name="Strong_20_Emphasis">7. Migration Model</text:span></text:h>
      <text:h text:style-name="Heading_20_3" text:outline-level="3"><text:span text:style-name="Strong_20_Emphasis">7.1 Scheme Transition</text:span></text:h>
      <text:p text:style-name="Text_20_body">For cryptographic migration (e.g., quantum-vulnerable → quantum-safe):</text:p>
      <text:p text:style-name="Text_20_body"><text:span text:style-name="Strong_20_Emphasis">TSmigrate = ⟨C, Π, R, H(𝒜ᵢ^old), H(𝒜ᵢ^new), schemeₒₗᵈ ∥ schemeₙₑw⟩</text:span></text:p>
      <text:p text:style-name="Text_20_body"><text:soft-page-break/>Where:</text:p>
      <text:list text:style-name="L18">
        <text:list-item>
          <text:p text:style-name="P39"><text:span text:style-name="Strong_20_Emphasis">schemeₒₗᵈ</text:span> = identifier of legacy scheme </text:p>
        </text:list-item>
        <text:list-item>
          <text:p text:style-name="P40"><text:span text:style-name="Strong_20_Emphasis">schemeₙₑw</text:span> = identifier of successor scheme </text:p>
        </text:list-item>
      </text:list>
      <text:h text:style-name="Heading_20_2" text:outline-level="2"><text:span text:style-name="Strong_20_Emphasis">8. Verification Algorithms</text:span></text:h>
      <text:h text:style-name="Heading_20_3" text:outline-level="3"><text:span text:style-name="Strong_20_Emphasis">8.1 Independent Verification</text:span></text:h>
      <text:p text:style-name="Text_20_body"><text:span text:style-name="Strong_20_Emphasis">VerifyTransitionState(TS, anchors):</text:span></text:p>
      <text:list text:style-name="L19">
        <text:list-item>
          <text:p text:style-name="P41"><text:span text:style-name="Strong_20_Emphasis">c' = H(id ∥ epoch ∥ type ∥ salt)</text:span> (recompute commitment) </text:p>
        </text:list-item>
        <text:list-item>
          <text:p text:style-name="P41"><text:span text:style-name="Strong_20_Emphasis">root' = RecomputeMerkleRoot(c', Π)</text:span> (verify inclusion) </text:p>
        </text:list-item>
        <text:list-item>
          <text:p text:style-name="P41"><text:span text:style-name="Strong_20_Emphasis">chain_valid = VerifyChain(R, root')</text:span> </text:p>
        </text:list-item>
        <text:list-item>
          <text:p text:style-name="P41"><text:span text:style-name="Strong_20_Emphasis">anchor_valid = CheckAnchors(root', anchors)</text:span> </text:p>
        </text:list-item>
        <text:list-item>
          <text:p text:style-name="P42"><text:span text:style-name="Strong_20_Emphasis">Return</text:span> (c' = C) ∧ chain_valid ∧ anchor_valid </text:p>
        </text:list-item>
      </text:list>
      <text:p text:style-name="Text_20_body"><text:span text:style-name="Strong_20_Emphasis">Complexity: O(log n) + O(k)</text:span> where k = chain length</text:p>
      <text:h text:style-name="Heading_20_3" text:outline-level="3"><text:span text:style-name="Strong_20_Emphasis">8.2 Lifecycle History Verification</text:span></text:h>
      <text:p text:style-name="Text_20_body"><text:span text:style-name="Strong_20_Emphasis">VerifyLifecycle(TS₁, ..., TSₖ):</text:span></text:p>
      <text:list text:style-name="L20">
        <text:list-item>
          <text:p text:style-name="P43">Verify each transition state </text:p>
        </text:list-item>
        <text:list-item>
          <text:p text:style-name="P43">Verify chain continuity: <text:span text:style-name="Strong_20_Emphasis">∀i: TSᵢ.R = H(TSᵢ₋₁.R ∥ TSᵢ.root)</text:span> </text:p>
        </text:list-item>
        <text:list-item>
          <text:p text:style-name="P44">Verify state progression is valid per τ </text:p>
        </text:list-item>
      </text:list>
      <text:h text:style-name="Heading_20_2" text:outline-level="2"><text:span text:style-name="Strong_20_Emphasis">9. Cross-Jurisdiction Model</text:span></text:h>
      <text:h text:style-name="Heading_20_3" text:outline-level="3"><text:span text:style-name="Strong_20_Emphasis">9.1 Parallel Accumulators</text:span></text:h>
      <text:p text:style-name="Text_20_body">For jurisdictions <text:span text:style-name="Strong_20_Emphasis">J = {j₁, j₂, ..., jₘ}</text:span>:</text:p>
      <text:p text:style-name="Text_20_body"><text:span text:style-name="Strong_20_Emphasis">∀j ∈ J: Mⱼ = MerkleTree({Cᵢ : jurisdictionᵢ = j})</text:span></text:p>
      <text:p text:style-name="Text_20_body">Each produces independent roots <text:span text:style-name="Strong_20_Emphasis">rootⱼ</text:span> anchored separately.</text:p>
      <text:h text:style-name="Heading_20_3" text:outline-level="3"><text:span text:style-name="Strong_20_Emphasis">9.2 Cross-Domain Verification</text:span></text:h>
      <text:p text:style-name="Text_20_body"><text:span text:style-name="Strong_20_Emphasis">VerifyCrossDomain(TSᵢ, j) = Verify(TSᵢ.Cᵢ, TSᵢ.Πⱼ, anchorⱼ)</text:span></text:p>
      <text:h text:style-name="Heading_20_2" text:outline-level="2"><text:span text:style-name="Strong_20_Emphasis">10. Formal Properties &amp; Proofs</text:span></text:h>
      <text:h text:style-name="Heading_20_3" text:outline-level="3"><text:span text:style-name="Strong_20_Emphasis">10.1 Unidirectionality</text:span></text:h>
      <text:p text:style-name="Text_20_body"><text:span text:style-name="Strong_20_Emphasis">Theorem</text:span>: Transition states enforce unidirectional progression.</text:p>
      <text:p text:style-name="Text_20_body"><text:span text:style-name="Strong_20_Emphasis">Proof</text:span>: By construction of cumulative chain <text:span text:style-name="Strong_20_Emphasis">Rᵢ = H(Rᵢ₋₁ ∥ rootᵢ)</text:span>, modifying any prior state requires finding preimage of H, which has negligible probability <text:span text:style-name="Strong_20_Emphasis">≤ 2⁻λ</text:span>.</text:p>
      <text:h text:style-name="Heading_20_3" text:outline-level="3"><text:soft-page-break/><text:span text:style-name="Strong_20_Emphasis">10.2 Atomicity</text:span></text:h>
      <text:p text:style-name="Text_20_body"><text:span text:style-name="Strong_20_Emphasis">Property</text:span>: Transitions are atomic (no intermediate states).</text:p>
      <text:p text:style-name="Text_20_body"><text:span text:style-name="Strong_20_Emphasis">Enforcement</text:span>: Via database ACID properties or consensus protocols with timeout <text:span text:style-name="Strong_20_Emphasis">T</text:span>.</text:p>
      <text:h text:style-name="Heading_20_3" text:outline-level="3"><text:span text:style-name="Strong_20_Emphasis">10.3 Non-Existence Verifiability</text:span></text:h>
      <text:p text:style-name="Text_20_body"><text:span text:style-name="Strong_20_Emphasis">Theorem</text:span>: Destruction transition states provide cryptographic proof of non-existence.</text:p>
      <text:p text:style-name="Text_20_body"><text:span text:style-name="Strong_20_Emphasis">Proof</text:span>: NULL_DIGEST is distinguishable from all valid asset digests with probability <text:span text:style-name="Strong_20_Emphasis">1 - 2⁻λ</text:span>.</text:p>
      <text:h text:style-name="Heading_20_2" text:outline-level="2"><text:span text:style-name="Strong_20_Emphasis">11. Complexity Analysi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Operation</text:p>
            </table:table-cell>
            <table:table-cell table:style-name="Table1.A1" office:value-type="string">
              <text:p text:style-name="Table_20_Heading">Time Complexity</text:p>
            </table:table-cell>
            <table:table-cell table:style-name="Table1.A1" office:value-type="string">
              <text:p text:style-name="Table_20_Heading">Space Complexity</text:p>
            </table:table-cell>
          </table:table-row>
        </table:table-header-rows>
        <table:table-row>
          <table:table-cell table:style-name="Table1.A1" office:value-type="string">
            <text:p text:style-name="Table_20_Contents">Commitment Generation</text:p>
          </table:table-cell>
          <table:table-cell table:style-name="Table1.A1" office:value-type="string">
            <text:p text:style-name="Table_20_Contents">O(1)</text:p>
          </table:table-cell>
          <table:table-cell table:style-name="Table1.A1" office:value-type="string">
            <text:p text:style-name="Table_20_Contents">O(λ)</text:p>
          </table:table-cell>
        </table:table-row>
        <table:table-row>
          <table:table-cell table:style-name="Table1.A1" office:value-type="string">
            <text:p text:style-name="Table_20_Contents">Merkle Tree Construction</text:p>
          </table:table-cell>
          <table:table-cell table:style-name="Table1.A1" office:value-type="string">
            <text:p text:style-name="Table_20_Contents">O(n log n)</text:p>
          </table:table-cell>
          <table:table-cell table:style-name="Table1.A1" office:value-type="string">
            <text:p text:style-name="Table_20_Contents">O(n)</text:p>
          </table:table-cell>
        </table:table-row>
        <table:table-row>
          <table:table-cell table:style-name="Table1.A1" office:value-type="string">
            <text:p text:style-name="Table_20_Contents">Merkle Proof Generation</text:p>
          </table:table-cell>
          <table:table-cell table:style-name="Table1.A1" office:value-type="string">
            <text:p text:style-name="Table_20_Contents">O(log n)</text:p>
          </table:table-cell>
          <table:table-cell table:style-name="Table1.A1" office:value-type="string">
            <text:p text:style-name="Table_20_Contents">O(log n)</text:p>
          </table:table-cell>
        </table:table-row>
        <table:table-row>
          <table:table-cell table:style-name="Table1.A1" office:value-type="string">
            <text:p text:style-name="Table_20_Contents">Transition State Verification</text:p>
          </table:table-cell>
          <table:table-cell table:style-name="Table1.A1" office:value-type="string">
            <text:p text:style-name="Table_20_Contents">O(log n)</text:p>
          </table:table-cell>
          <table:table-cell table:style-name="Table1.A1" office:value-type="string">
            <text:p text:style-name="Table_20_Contents">O(log n)</text:p>
          </table:table-cell>
        </table:table-row>
        <table:table-row>
          <table:table-cell table:style-name="Table1.A1" office:value-type="string">
            <text:p text:style-name="Table_20_Contents">Chain Verification (k epochs)</text:p>
          </table:table-cell>
          <table:table-cell table:style-name="Table1.A1" office:value-type="string">
            <text:p text:style-name="Table_20_Contents">O(k)</text:p>
          </table:table-cell>
          <table:table-cell table:style-name="Table1.A1" office:value-type="string">
            <text:p text:style-name="Table_20_Contents">O(k)</text:p>
          </table:table-cell>
        </table:table-row>
        <table:table-row>
          <table:table-cell table:style-name="Table1.A1" office:value-type="string">
            <text:p text:style-name="Table_20_Contents">Threshold Authorization (M-of-N)</text:p>
          </table:table-cell>
          <table:table-cell table:style-name="Table1.A1" office:value-type="string">
            <text:p text:style-name="Table_20_Contents">O(M)</text:p>
          </table:table-cell>
          <table:table-cell table:style-name="Table1.A1" office:value-type="string">
            <text:p text:style-name="Table_20_Contents">O(N)</text:p>
          </table:table-cell>
        </table:table-row>
      </table:table>
      <text:h text:style-name="Heading_20_2" text:outline-level="2"><text:span text:style-name="Strong_20_Emphasis">12. Missing Mathematical Details (Gaps)</text:span></text:h>
      <text:p text:style-name="Text_20_body">The documents leave several mathematical aspects underspecified:</text:p>
      <text:list text:style-name="L21">
        <text:list-item>
          <text:p text:style-name="P45"><text:span text:style-name="Strong_20_Emphasis">Epoch Timing Model</text:span>: No formal specification of epoch boundaries or synchronization </text:p>
        </text:list-item>
        <text:list-item>
          <text:p text:style-name="P45"><text:span text:style-name="Strong_20_Emphasis">Atomic Transaction Protocol</text:span>: References atomicity but doesn't specify consensus mechanism </text:p>
        </text:list-item>
        <text:list-item>
          <text:p text:style-name="P45"><text:span text:style-name="Strong_20_Emphasis">Fork Resolution</text:span>: No mechanism for handling conflicting parallel chains </text:p>
        </text:list-item>
        <text:list-item>
          <text:p text:style-name="P45"><text:span text:style-name="Strong_20_Emphasis">Quantum-Safe Migration</text:span>: Mentions migration but lacks formal security reduction </text:p>
        </text:list-item>
        <text:list-item>
          <text:p text:style-name="P45"><text:span text:style-name="Strong_20_Emphasis">Policy Hash Construction</text:span>: References regulatory basis but no formal policy language </text:p>
        </text:list-item>
        <text:list-item>
          <text:p text:style-name="P45"><text:span text:style-name="Strong_20_Emphasis">Storage Optimization</text:span>: No discussion of proof aggregation or batching strategies </text:p>
        </text:list-item>
        <text:list-item>
          <text:p text:style-name="P45"><text:span text:style-name="Strong_20_Emphasis">Privacy Model</text:span>: No formal privacy guarantees or zero-knowledge properties </text:p>
        </text:list-item>
        <text:list-item>
          <text:p text:style-name="P46"><text:span text:style-name="Strong_20_Emphasis">Revocation Mechanism</text:span>: Unidirectional model prevents any error correction </text:p>
        </text:list-item>
      </text:list>
      <text:h text:style-name="Heading_20_2" text:outline-level="2"><text:span text:style-name="Strong_20_Emphasis">13. Proof Strategy Summary</text:span></text:h>
      <text:p text:style-name="Text_20_body">The system's security relies on:</text:p>
      <text:list text:style-name="L22">
        <text:list-item>
          <text:p text:style-name="P47"><text:span text:style-name="Strong_20_Emphasis">Collision Resistance</text:span> of hash function H (2⁻λ/² bound) </text:p>
        </text:list-item>
        <text:list-item>
          <text:p text:style-name="P47"><text:span text:style-name="Strong_20_Emphasis">Preimage Resistance</text:span> for chain integrity (2⁻λ bound) </text:p>
        </text:list-item>
        <text:list-item>
          <text:p text:style-name="P47"><text:span text:style-name="Strong_20_Emphasis">Merkle Tree Security</text:span> for inclusion proofs </text:p>
        </text:list-item>
        <text:list-item>
          <text:p text:style-name="P47"><text:span text:style-name="Strong_20_Emphasis">Threshold Signature Unforgeability</text:span> for M-of-N authorization </text:p>
        </text:list-item>
        <text:list-item>
          <text:p text:style-name="P48"><text:span text:style-name="Strong_20_Emphasis">Append-Only Property</text:span> of cumulative chains </text:p>
        </text:list-item>
      </text:list>
      <text:p text:style-name="Text_20_body"><text:soft-page-break/>The formal model reveals a sophisticated cryptographic construction that transforms ephemeral state transitions into persistent, verifiable objects. The key innovation is treating transitions as first-class cryptographic states with independent existence proofs, enabling audit without asset disclosure.</text:p>
      <text:h text:style-name="P49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09:36:16.852289000</meta:creation-date>
    <dc:date>2025-09-23T09:37:07.347070900</dc:date>
    <meta:editing-duration>PT50S</meta:editing-duration>
    <meta:editing-cycles>1</meta:editing-cycles>
    <meta:document-statistic meta:table-count="1" meta:image-count="0" meta:object-count="1" meta:page-count="7" meta:paragraph-count="185" meta:word-count="1240" meta:character-count="8072" meta:non-whitespace-character-count="7063"/>
    <meta:generator>LibreOffice/25.8.1.1$Windows_X86_64 LibreOffice_project/54047653041915e595ad4e45cccea684809c77b5</meta:generator>
  </office:meta>
</office:document-meta>
</file>